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Privacy Tools <text:a xlink:type="simple" xlink:href="https://privacytools.io" office:name=""><text:span text:style-name="Definition">https://privacytools.io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24T17:56:00Z</meta:creation-date>
    <dc:date>2022-03-24T17:56:00Z</dc:date>
  </office:meta>
</office:document-meta>
</file>